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7.303cm" table:align="left" style:shadow="none"/>
    </style:style>
    <style:style style:name="Tableau1.A" style:family="table-column">
      <style:table-column-properties style:column-width="7.303cm"/>
    </style:style>
    <style:style style:name="Tableau1.A1" style:family="table-cell">
      <style:table-cell-properties fo:background-color="#b2b2b2" fo:padding="0.097cm" fo:border="0.25pt solid #ffffff">
        <style:background-image/>
      </style:table-cell-properties>
    </style:style>
    <style:style style:name="Tableau1.A2" style:family="table-cell">
      <style:table-cell-properties fo:background-color="#b2b2b2" fo:padding="0.097cm" fo:border-left="0.25pt solid #ffffff" fo:border-right="0.25pt solid #ffffff" fo:border-top="none" fo:border-bottom="0.25pt solid #ffffff">
        <style:background-image/>
      </style:table-cell-properties>
    </style:style>
    <style:style style:name="Tableau2" style:family="table">
      <style:table-properties style:width="17.013cm" fo:margin-left="0cm" table:align="left" style:shadow="none"/>
    </style:style>
    <style:style style:name="Tableau2.A" style:family="table-column">
      <style:table-column-properties style:column-width="5.794cm"/>
    </style:style>
    <style:style style:name="Tableau2.B" style:family="table-column">
      <style:table-column-properties style:column-width="11.218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7.091cm" table:align="left" style:shadow="none"/>
    </style:style>
    <style:style style:name="Tableau3.A" style:family="table-column">
      <style:table-column-properties style:column-width="2.91cm"/>
    </style:style>
    <style:style style:name="Tableau3.B" style:family="table-column">
      <style:table-column-properties style:column-width="4.18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officeooo:rsid="001248fb" officeooo:paragraph-rsid="001248fb"/>
    </style:style>
    <style:style style:name="P2" style:family="paragraph" style:parent-style-name="Standard">
      <style:paragraph-properties fo:text-align="justify" style:justify-single-word="false"/>
      <style:text-properties officeooo:rsid="001248fb" officeooo:paragraph-rsid="001248f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48fb" officeooo:paragraph-rsid="001248fb" style:font-weight-asian="bold" style:font-weight-complex="bold"/>
    </style:style>
    <style:style style:name="P4" style:family="paragraph" style:parent-style-name="Standard">
      <style:text-properties fo:font-weight="bold" officeooo:rsid="001248fb" officeooo:paragraph-rsid="001248f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248fb" officeooo:paragraph-rsid="001248f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48fb" officeooo:paragraph-rsid="001248fb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1248fb" officeooo:paragraph-rsid="00198d3c" style:font-weight-asian="bold" style:font-weight-complex="bold"/>
    </style:style>
    <style:style style:name="P8" style:family="paragraph" style:parent-style-name="Standard" style:list-style-name="L8">
      <style:text-properties fo:font-weight="bold" officeooo:rsid="001248fb" officeooo:paragraph-rsid="001248fb" style:font-weight-asian="bold" style:font-weight-complex="bold"/>
    </style:style>
    <style:style style:name="P9" style:family="paragraph" style:parent-style-name="Standard" style:list-style-name="L8">
      <style:text-properties fo:font-weight="bold" officeooo:rsid="001248fb" officeooo:paragraph-rsid="00198d3c" style:font-weight-asian="bold" style:font-weight-complex="bold"/>
    </style:style>
    <style:style style:name="P10" style:family="paragraph" style:parent-style-name="Standard" style:list-style-name="L9">
      <style:text-properties fo:font-weight="bold" officeooo:rsid="001248fb" officeooo:paragraph-rsid="00198d3c" style:font-weight-asian="bold" style:font-weight-complex="bold"/>
    </style:style>
    <style:style style:name="P11" style:family="paragraph" style:parent-style-name="Standard">
      <style:text-properties fo:font-size="14pt" fo:font-weight="bold" officeooo:rsid="001248fb" officeooo:paragraph-rsid="001248fb" style:font-size-asian="14pt" style:font-weight-asian="bold" style:font-size-complex="14pt" style:font-weight-complex="bold"/>
    </style:style>
    <style:style style:name="P12" style:family="paragraph" style:parent-style-name="Standard" style:list-style-name="L5">
      <style:text-properties fo:font-style="italic" officeooo:rsid="001248fb" officeooo:paragraph-rsid="001248fb" style:font-style-asian="italic" style:font-style-complex="italic"/>
    </style:style>
    <style:style style:name="P13" style:family="paragraph" style:parent-style-name="Standard" style:list-style-name="L5">
      <style:paragraph-properties fo:text-align="justify" style:justify-single-word="false"/>
      <style:text-properties fo:font-style="italic" officeooo:rsid="001248fb" officeooo:paragraph-rsid="001248fb" style:font-style-asian="italic" style:font-style-complex="italic"/>
    </style:style>
    <style:style style:name="P14" style:family="paragraph" style:parent-style-name="Standard" style:list-style-name="L6">
      <style:text-properties fo:font-style="italic" officeooo:rsid="001248fb" officeooo:paragraph-rsid="001248fb" style:font-style-asian="italic" style:font-style-complex="italic"/>
    </style:style>
    <style:style style:name="P15" style:family="paragraph" style:parent-style-name="Standard">
      <style:paragraph-properties fo:margin-left="11.501cm" fo:margin-right="0cm" fo:text-align="center" style:justify-single-word="false" fo:text-indent="0cm" style:auto-text-indent="false" style:vertical-align="baseline"/>
      <style:text-properties fo:font-weight="bold" officeooo:rsid="001248fb" officeooo:paragraph-rsid="0013bde4" style:font-weight-asian="bold" style:font-weight-complex="bold"/>
    </style:style>
    <style:style style:name="P16" style:family="paragraph" style:parent-style-name="Standard">
      <style:paragraph-properties fo:margin-left="11.501cm" fo:margin-right="0cm" fo:text-align="center" style:justify-single-word="false" fo:text-indent="0cm" style:auto-text-indent="false" style:vertical-align="baseline"/>
      <style:text-properties officeooo:rsid="001248fb" officeooo:paragraph-rsid="0013bde4"/>
    </style:style>
    <style:style style:name="P17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font-weight="bold" officeooo:rsid="001248fb" officeooo:paragraph-rsid="001248fb" style:font-weight-asian="bold" style:font-weight-complex="bold"/>
    </style:style>
    <style:style style:name="P18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font-weight="bold" officeooo:paragraph-rsid="001248fb" style:font-weight-asian="bold" style:font-weight-complex="bold"/>
    </style:style>
    <style:style style:name="P19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officeooo:rsid="001248fb" officeooo:paragraph-rsid="001248fb"/>
    </style:style>
    <style:style style:name="P20" style:family="paragraph" style:parent-style-name="Frame_20_contents" style:master-page-name="">
      <style:paragraph-properties fo:margin-left="11.501cm" fo:margin-right="0cm" fo:text-align="center" style:justify-single-word="false" fo:text-indent="0cm" style:auto-text-indent="false" style:page-number="auto" style:vertical-align="baseline"/>
      <style:text-properties fo:font-weight="bold" officeooo:rsid="001248fb" officeooo:paragraph-rsid="0013bde4" style:font-weight-asian="bold" style:font-weight-complex="bold"/>
    </style:style>
    <style:style style:name="T1" style:family="text">
      <style:text-properties officeooo:rsid="001248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bde4"/>
    </style:style>
    <style:style style:name="T4" style:family="text">
      <style:text-properties officeooo:rsid="001248fb" fo:background-color="#cccccc" loext:char-shading-value="0"/>
    </style:style>
    <style:style style:name="T5" style:family="text">
      <style:text-properties officeooo:rsid="00198d3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169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1.804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2.439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3.07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3.709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4.344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4.979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5.614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6.24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6.884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Célestine BOUÉ</text:p>
          </table:table-cell>
        </table:table-row>
        <table:table-row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68, rue du Jardin</text:p>
          </table:table-cell>
        </table:table-row>
        <table:table-row>
          <table:table-cell table:style-name="Tableau1.A2" office:value-type="string">
            <text:p text:style-name="P1">67000 STRASBOURG</text:p>
          </table:table-cell>
        </table:table-row>
        <table:table-row>
          <table:table-cell table:style-name="Tableau1.A2" office:value-type="string">
            <text:p text:style-name="P1">Tél. : 06 80 17 82 27</text:p>
          </table:table-cell>
        </table:table-row>
      </table:table>
      <text:p text:style-name="P1"><text:tab/>Née le 3 novembre 1969 à STRASBOURG (Bas-Rhin)</text:p>
      <text:p text:style-name="P1"><text:tab/>Mariée, 2 enfants</text:p>
      <text:p text:style-name="P17">Études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pan text:style-name="T2">1989</text:span></text:p>
          </table:table-cell>
          <table:table-cell table:style-name="Tableau2.A1" office:value-type="string">
            <text:p text:style-name="P2"><text:span text:style-name="T2">C.A.P. </text:span>d'employé de bureau (dactylographie, comptabilité)</text:p>
            <text:p text:style-name="P2">Lycée Saint Dominique de Pau</text:p>
          </table:table-cell>
        </table:table-row>
        <table:table-row>
          <table:table-cell table:style-name="Tableau2.A1" office:value-type="string">
            <text:p text:style-name="P5">1991</text:p>
          </table:table-cell>
          <table:table-cell table:style-name="Tableau2.A1" office:value-type="string">
            <text:p text:style-name="P1"><text:span text:style-name="T2">Brevet </text:span>d'études Professionnelles en Comptabilité</text:p>
            <text:p text:style-name="P2">Lycée Saint Dominique de Pau</text:p>
          </table:table-cell>
        </table:table-row>
        <table:table-row>
          <table:table-cell table:style-name="Tableau2.A1" table:number-columns-spanned="2" office:value-type="string">
            <text:p text:style-name="P18"><text:span text:style-name="T4">Expérience Professionnelle</text:span><text:span text:style-name="T1"></text:span></text:p>
          </table:table-cell>
          <table:covered-table-cell/>
        </table:table-row>
        <table:table-row>
          <table:table-cell table:style-name="Tableau2.A1" office:value-type="string">
            <text:p text:style-name="P6">1992 à janvier 1995</text:p>
          </table:table-cell>
          <table:table-cell table:style-name="Tableau2.A1" office:value-type="string">
            <text:p text:style-name="P1">Secrétariat d'un cabinet d'experts comptables associés à Erstein</text:p>
            <text:list xml:id="list5471876450273738356" text:style-name="L5">
              <text:list-item>
                <text:p text:style-name="P12">Gestion des rendez-vous</text:p>
              </text:list-item>
              <text:list-item>
                <text:p text:style-name="P12">Comptabilité logistique</text:p>
              </text:list-item>
              <text:list-item>
                <text:p text:style-name="P13">Base de données clients</text:p>
              </text:list-item>
            </text:list>
          </table:table-cell>
        </table:table-row>
        <table:table-row>
          <table:table-cell table:style-name="Tableau2.A1" office:value-type="string">
            <text:p text:style-name="P6">1996 à 1997</text:p>
          </table:table-cell>
          <table:table-cell table:style-name="Tableau2.A1" office:value-type="string">
            <text:p text:style-name="P1"><text:span text:style-name="T2">MAGMOD</text:span>, Magasin de Prêt à Porter</text:p>
            <text:list xml:id="list6874642514125909507" text:style-name="L6">
              <text:list-item>
                <text:p text:style-name="P14">Responsable du service administratif</text:p>
              </text:list-item>
              <text:list-item>
                <text:p text:style-name="P14">Comptabilité sur le logiciel NABUCO</text:p>
              </text:list-item>
              <text:list-item>
                <text:p text:style-name="P14">Facturation clientèle</text:p>
              </text:list-item>
            </text:list>
          </table:table-cell>
        </table:table-row>
      </table:table>
      <text:p text:style-name="P19"><text:span text:style-name="T2">Divers</text:span></text:p>
      <text:p text:style-name="P3"/>
      <text:p text:style-name="P3">Expérience professionnelle annexe :</text:p>
      <text:p text:style-name="P3"/>
      <text:p text:style-name="P1">Distribution indépendante de produits <text:span text:style-name="T2">TUPERWARE</text:span></text:p>
      <text:p text:style-name="P1">Animation sur radio locale à STRASBOURG</text:p>
      <text:p text:style-name="P1"><text:tab/>Honoraires perçus :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list xml:id="list6941780455300132782" text:style-name="L8">
              <text:list-item>
                <text:p text:style-name="P9">1995<text:tab/><text:tab/></text:p>
              </text:list-item>
            </text:list>
          </table:table-cell>
          <table:table-cell table:style-name="Tableau3.A1" office:value-type="string">
            <text:p text:style-name="P7">765,45</text:p>
          </table:table-cell>
        </table:table-row>
        <table:table-row>
          <table:table-cell table:style-name="Tableau3.A1" office:value-type="string">
            <text:list xml:id="list120725444158829" text:continue-numbering="true" text:style-name="L8">
              <text:list-item>
                <text:p text:style-name="P9"><text:span text:style-name="T3">1</text:span>996 <text:tab/></text:p>
              </text:list-item>
            </text:list>
          </table:table-cell>
          <table:table-cell table:style-name="Tableau3.A1" office:value-type="string">
            <text:p text:style-name="P7"><text:span text:style-name="T5">1216,65</text:span></text:p>
          </table:table-cell>
        </table:table-row>
        <table:table-row>
          <table:table-cell table:style-name="Tableau3.A1" office:value-type="string">
            <text:list xml:id="list7893121758897745223" text:style-name="L9">
              <text:list-item>
                <text:p text:style-name="P10">1997 <text:tab/></text:p>
              </text:list-item>
            </text:list>
          </table:table-cell>
          <table:table-cell table:style-name="Tableau3.A1" office:value-type="string">
            <text:p text:style-name="P7">10765,05</text:p>
          </table:table-cell>
        </table:table-row>
      </table:table>
      <text:p text:style-name="P4"/>
      <text:p text:style-name="P20">Célestine BOUÉ Secrétariat</text:p>
      <text:p text:style-name="P15">Experts Comptables</text:p>
      <text:p text:style-name="P16"><text:span text:style-name="T2">ERSTEIN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32:41.803077906</meta:creation-date>
    <dc:date>2016-10-04T12:07:24.021711681</dc:date>
    <meta:editing-duration>PT22M5S</meta:editing-duration>
    <meta:editing-cycles>9</meta:editing-cycles>
    <meta:generator>LibreOffice/4.2.8.2$Linux_X86_64 LibreOffice_project/420m0$Build-2</meta:generator>
    <meta:document-statistic meta:table-count="3" meta:image-count="0" meta:object-count="0" meta:page-count="1" meta:paragraph-count="38" meta:word-count="133" meta:character-count="903" meta:non-whitespace-character-count="772"/>
  </office:meta>
</office:document-meta>
</file>